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cmd_5f_root">
      <style:text-properties officeooo:paragraph-rsid="001c7217"/>
    </style:style>
    <style:style style:name="P6" style:family="paragraph" style:parent-style-name="List_20_1">
      <style:text-properties officeooo:rsid="00184a7c" officeooo:paragraph-rsid="00184a7c"/>
    </style:style>
    <style:style style:name="P7" style:family="paragraph" style:parent-style-name="List_20_1">
      <style:text-properties officeooo:rsid="0021a81f" officeooo:paragraph-rsid="0021a81f"/>
    </style:style>
    <style:style style:name="P8" style:family="paragraph" style:parent-style-name="List_20_1_20_End">
      <style:text-properties officeooo:rsid="001b2c1f" officeooo:paragraph-rsid="001b2c1f"/>
    </style:style>
    <style:style style:name="P9" style:family="paragraph" style:parent-style-name="Standard">
      <style:text-properties officeooo:rsid="0025f975" officeooo:paragraph-rsid="0025f975"/>
    </style:style>
    <style:style style:name="P10" style:family="paragraph" style:parent-style-name="Heading_20_1"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662878640922612412" text:style-name="Outline">
        <text:list-item>
          <text:h text:style-name="P10" text:outline-level="1">Subsystem command reference</text:h>
        </text:list-item>
      </text:list>
      <text:p text:style-name="P1">This section summarizes the Standard Commands for Programmable Instruments (SCPI) available to program the PSU over the remote interface.</text:p>
      <text:list xml:id="list3680284941785378887" text:style-name="List_20_1">
        <text:list-item>
          <text:p text:style-name="List_20_1_20_Start"><text:a xlink:type="simple" xlink:href="#abort" text:style-name="Internet_20_link" text:visited-style-name="Visited_20_Internet_20_Link">ABORt</text:a></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6">DISPlay</text:p>
        </text:list-item>
        <text:list-item>
          <text:p text:style-name="P6">INITiate</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P7">MMEMory</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8">TRIGger</text:p>
        </text:list-item>
      </text:list>
      <text:list xml:id="list92220954420461" text:continue-list="list5662878640922612412" text:style-name="Outline">
        <text:list-item>
          <text:list>
            <text:list-item>
              <text:h text:style-name="Heading_20_2" text:outline-level="2"><text:bookmark text:name="abort"/>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5">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Related Commands</text:p>
          </table:table-cell>
          <table:table-cell table:style-name="Table89.A1" office:value-type="string">
            <text:p text:style-name="P9">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5" meta:word-count="119" meta:character-count="734" meta:non-whitespace-character-count="664"/>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